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73cm" svg:height="1.248cm" svg:x="1.935cm" svg:y="1.276cm">
          <text:p text:style-name="P1"><text:span text:style-name="T1">REM</text:span></text:p>
          <text:p text:style-name="P1"><text:span text:style-name="T1">Star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svg:x1="2.872cm" svg:y1="2.524cm" svg:x2="2.855cm" svg:y2="3.235cm" draw:start-shape="id1" draw:start-glue-point="6" draw:end-shape="id2" draw:end-glue-point="5" svg:d="M2872 2524v356h-17v355">
          <text:p/>
        </draw:connector>
        <draw:custom-shape draw:style-name="gr1" draw:text-style-name="P2" xml:id="id4" draw:id="id4" draw:layer="measurelines" svg:width="3.623cm" svg:height="1.387cm" svg:x="4.499cm" svg:y="5.131cm">
          <text:p text:style-name="P1"><text:span text:style-name="T1">Initialize</text:span></text:p>
          <text:p text:style-name="P1"><text:span text:style-name="T1">Dream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controls" svg:width="4.909cm" svg:height="1.387cm" draw:transform="skewX (-0.0144862327915502) translate (0.4cm 3.235cm)">
          <text:p text:style-name="P1"><text:span text:style-name="T1">Cue Count = 0</text:span></text:p>
          <text:p text:style-name="P1"><text:span text:style-name="T1">Reset = 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0.889cm" svg:height="0.762cm" svg:x="2.433cm" svg:y="5.4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2.875cm" svg:y1="4.622cm" svg:x2="2.877cm" svg:y2="5.45cm" draw:start-shape="id2" draw:start-glue-point="8" draw:end-shape="id3" draw:end-glue-point="4" svg:d="M2875 4622v414h2v414">
          <text:p/>
        </draw:connector>
        <draw:connector draw:style-name="gr2" draw:text-style-name="P1" draw:layer="layout" svg:x1="3.322cm" svg:y1="5.831cm" svg:x2="4.861cm" svg:y2="5.825cm" draw:start-shape="id3" draw:start-glue-point="10" draw:end-shape="id4" draw:end-glue-point="6" svg:d="M3322 5831h588v-6h951">
          <text:p/>
        </draw:connector>
        <draw:custom-shape draw:style-name="gr1" draw:text-style-name="P2" xml:id="id5" draw:id="id5" draw:layer="layout" svg:width="1.998cm" svg:height="1.63cm" draw:transform="skewX (-0.022689280275922) rotate (-0.0141371669423383) translate (9.578cm 5.005cm)">
          <text:p text:style-name="P1"><text:span text:style-name="T1">sw1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753cm" svg:y1="5.825cm" svg:x2="9.583cm" svg:y2="5.822cm" draw:start-shape="id4" draw:start-glue-point="9" draw:end-shape="id5" draw:end-glue-point="5" svg:d="M7753 5825h1098v-3h732">
          <text:p/>
        </draw:connector>
        <draw:custom-shape draw:style-name="gr1" draw:text-style-name="P2" xml:id="id6" draw:id="id6" draw:layer="layout" svg:width="3.512cm" svg:height="1.266cm" svg:x="12.155cm" svg:y="5.216cm">
          <text:p text:style-name="P1"><text:span text:style-name="T1">10+ sleep </text:span></text:p>
          <text:p text:style-name="P1"><text:span text:style-name="T1">delay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1.582cm" svg:y1="5.85cm" svg:x2="12.594cm" svg:y2="5.849cm" draw:start-shape="id5" draw:start-glue-point="7" draw:end-shape="id6" draw:end-glue-point="9" svg:d="M11582 5850h290v-1h722">
          <text:p/>
        </draw:connector>
        <draw:rect draw:style-name="gr4" draw:text-style-name="P2" xml:id="id7" draw:id="id7" draw:layer="layout" svg:width="2.984cm" svg:height="0.891cm" svg:x="9.091cm" svg:y="7.261cm">
          <text:p text:style-name="P1"><text:span text:style-name="T1">CueCount +1</text:span></text:p>
        </draw:rect>
        <draw:connector draw:style-name="gr2" draw:text-style-name="P1" draw:layer="layout" svg:x1="10.589cm" svg:y1="6.652cm" svg:x2="10.583cm" svg:y2="7.261cm" draw:start-shape="id5" draw:start-glue-point="6" draw:end-shape="id7" draw:end-glue-point="0" svg:d="M10589 6652v310h-6v299">
          <text:p/>
        </draw:connector>
        <draw:connector draw:style-name="gr2" draw:text-style-name="P1" draw:layer="layout" svg:x1="13.911cm" svg:y1="6.482cm" svg:x2="12.075cm" svg:y2="7.706cm" draw:start-shape="id6" draw:start-glue-point="8" draw:end-shape="id7" draw:end-glue-point="1" svg:d="M13911 6482v1224h-1836">
          <text:p/>
        </draw:connector>
        <draw:frame draw:style-name="gr5" draw:text-style-name="P3" draw:layer="layout" svg:width="1.415cm" svg:height="0.725cm" svg:x="8.786cm" svg:y="8.883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8.11cm" svg:y="10.352cm">
          <draw:text-box>
            <text:p><text:span text:style-name="T1">No</text:span></text:p>
          </draw:text-box>
        </draw:frame>
        <draw:custom-shape draw:style-name="gr3" draw:text-style-name="P1" xml:id="id8" draw:id="id8" draw:layer="layout" svg:width="0.889cm" svg:height="0.762cm" svg:x="7.349cm" svg:y="7.33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9.091cm" svg:y1="7.706cm" svg:x2="8.238cm" svg:y2="7.717cm" draw:start-shape="id7" draw:start-glue-point="3" draw:end-shape="id8" draw:end-glue-point="10" svg:d="M9091 7706h-427v11h-426">
          <text:p/>
        </draw:connector>
        <draw:custom-shape draw:style-name="gr1" draw:text-style-name="P4" xml:id="id9" draw:id="id9" draw:layer="layout" svg:width="2.35cm" svg:height="1.782cm" draw:transform="skewX (-0.0225147473507226) rotate (-0.0141371669423383) translate (6.628cm 8.742cm)">
          <text:p text:style-name="P4"><text:span text:style-name="T2">Mode</text:span></text:p>
          <text:p text:style-name="P4"><text:span text:style-name="T2">Chang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2.192cm" svg:height="1.293cm" svg:x="9.745cm" svg:y="9.03cm">
          <text:p text:style-name="P1"><text:span text:style-name="T1">rese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7.793cm" svg:y1="8.098cm" svg:x2="7.802cm" svg:y2="8.761cm" draw:start-shape="id8" draw:start-glue-point="8" draw:end-shape="id9" draw:end-glue-point="4" svg:d="M7793 8098v323h9v340">
          <text:p/>
        </draw:connector>
        <draw:connector draw:style-name="gr2" draw:text-style-name="P1" draw:layer="layout" svg:x1="8.985cm" svg:y1="9.669cm" svg:x2="10.019cm" svg:y2="9.677cm" draw:start-shape="id9" draw:start-glue-point="7" draw:end-shape="id10" draw:end-glue-point="9" svg:d="M8985 9669h384v8h650">
          <text:p/>
        </draw:connector>
        <draw:custom-shape draw:style-name="gr1" draw:text-style-name="P2" xml:id="id11" draw:id="id11" draw:layer="layout" svg:width="3.108cm" svg:height="2.214cm" draw:transform="skewX (-0.0225147473507226) rotate (-0.0141371669423383) translate (6.262cm 11.821cm)">
          <text:p text:style-name="P1"><text:span text:style-name="T1">count &gt; </text:span></text:p>
          <text:p text:style-name="P1"><text:span text:style-name="T1">sleep delay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1.663cm" svg:y1="9.677cm" svg:x2="7.814cm" svg:y2="11.846cm" draw:start-shape="id10" draw:start-glue-point="6" draw:end-shape="id11" draw:end-glue-point="4" svg:d="M11663 9677h776v1396h-4625v773">
          <text:p/>
        </draw:connector>
        <draw:connector draw:style-name="gr2" draw:text-style-name="P1" draw:layer="layout" svg:x1="7.816cm" svg:y1="10.544cm" svg:x2="7.814cm" svg:y2="11.846cm" draw:start-shape="id9" draw:start-glue-point="6" draw:end-shape="id11" draw:end-glue-point="4" svg:d="M7816 10544v646h-2v656">
          <text:p/>
        </draw:connector>
        <draw:custom-shape draw:style-name="gr1" draw:text-style-name="P2" xml:id="id12" draw:id="id12" draw:layer="layout" svg:width="3.108cm" svg:height="2.214cm" draw:transform="skewX (-0.0225147473507226) rotate (-0.0141371669423383) translate (10.139cm 11.859cm)">
          <text:p text:style-name="P1"><text:span text:style-name="T1">Sensor.test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378cm" svg:y1="12.975cm" svg:x2="10.146cm" svg:y2="12.969cm" draw:start-shape="id11" draw:start-glue-point="7" draw:end-shape="id12" draw:end-glue-point="5" svg:d="M9378 12975h386v-6h382">
          <text:p/>
        </draw:connector>
        <draw:rect draw:style-name="gr4" draw:text-style-name="P2" xml:id="id15" draw:id="id15" draw:layer="layout" svg:width="2.615cm" svg:height="1.106cm" svg:x="6.522cm" svg:y="15.269cm">
          <text:p text:style-name="P1"><text:span text:style-name="T1">Icount 1+</text:span></text:p>
          <text:p text:style-name="P1"><text:span text:style-name="T1">1 min delay</text:span></text:p>
        </draw:rect>
        <draw:custom-shape draw:style-name="gr1" draw:text-style-name="P2" xml:id="id14" draw:id="id14" draw:layer="layout" svg:width="3.939cm" svg:height="1.893cm" svg:x="13.651cm" svg:y="12.053cm">
          <text:p text:style-name="P1"><text:span text:style-name="T1">Cuecount 1+</text:span></text:p>
          <text:p text:style-name="P1"><text:span text:style-name="T1">TestCu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rect draw:style-name="gr4" draw:text-style-name="P2" xml:id="id13" draw:id="id13" draw:layer="layout" svg:width="2.615cm" svg:height="1.037cm" svg:x="10.392cm" svg:y="15.307cm">
          <text:p text:style-name="P1"><text:span text:style-name="T1">1 min delay</text:span></text:p>
        </draw:rect>
        <draw:connector draw:style-name="gr2" draw:text-style-name="P1" draw:layer="layout" svg:x1="11.709cm" svg:y1="14.099cm" svg:x2="11.699cm" svg:y2="15.307cm" draw:start-shape="id12" draw:start-glue-point="6" draw:end-shape="id13" draw:end-glue-point="0" svg:d="M11709 14099v613h-10v595">
          <text:p/>
        </draw:connector>
        <draw:connector draw:style-name="gr2" draw:text-style-name="P1" draw:layer="layout" svg:x1="13.255cm" svg:y1="13.013cm" svg:x2="14.143cm" svg:y2="13cm" draw:start-shape="id12" draw:start-glue-point="7" draw:end-shape="id14" draw:end-glue-point="9" svg:d="M13255 13013h203v-13h685">
          <text:p/>
        </draw:connector>
        <draw:connector draw:style-name="gr2" draw:text-style-name="P1" draw:layer="layout" svg:x1="7.832cm" svg:y1="14.061cm" svg:x2="7.829cm" svg:y2="15.269cm" draw:start-shape="id11" draw:start-glue-point="6" draw:end-shape="id15" draw:end-glue-point="0" svg:d="M7832 14061v613h-3v595">
          <text:p/>
        </draw:connector>
        <draw:custom-shape draw:style-name="gr3" draw:text-style-name="P1" xml:id="id16" draw:id="id16" draw:layer="layout" svg:width="0.889cm" svg:height="0.762cm" svg:x="7.374cm" svg:y="18.87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7.829cm" svg:y1="16.375cm" svg:x2="7.818cm" svg:y2="18.872cm" draw:start-shape="id15" draw:start-glue-point="2" draw:end-shape="id16" draw:end-glue-point="4" svg:d="M7829 16375v1249h-11v1248">
          <text:p/>
        </draw:connector>
        <draw:connector draw:style-name="gr2" draw:text-style-name="P1" draw:layer="layout" svg:x1="11.699cm" svg:y1="16.344cm" svg:x2="8.263cm" svg:y2="19.253cm" draw:start-shape="id13" draw:start-glue-point="2" draw:end-shape="id16" draw:end-glue-point="10" svg:d="M11699 16344v2909h-3436">
          <text:p/>
        </draw:connector>
        <draw:connector draw:style-name="gr2" draw:text-style-name="P1" draw:layer="layout" svg:x1="15.621cm" svg:y1="13.946cm" svg:x2="15.622cm" svg:y2="14.644cm" draw:start-shape="id14" draw:start-glue-point="8" draw:end-shape="id17" draw:end-glue-point="4" svg:d="M15621 13946v338h1v360">
          <text:p/>
        </draw:connector>
        <draw:frame draw:style-name="gr5" draw:text-style-name="P3" draw:layer="layout" svg:width="1.415cm" svg:height="0.725cm" svg:x="9.011cm" svg:y="12.177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8.335cm" svg:y="13.646cm">
          <draw:text-box>
            <text:p><text:span text:style-name="T1">No</text:span></text:p>
          </draw:text-box>
        </draw:frame>
        <draw:frame draw:style-name="gr5" draw:text-style-name="P3" draw:layer="layout" svg:width="1.415cm" svg:height="0.725cm" svg:x="12.756cm" svg:y="12.252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12.08cm" svg:y="13.721cm">
          <draw:text-box>
            <text:p><text:span text:style-name="T1">No</text:span></text:p>
          </draw:text-box>
        </draw:frame>
        <draw:frame draw:style-name="gr5" draw:text-style-name="P3" draw:layer="layout" svg:width="1.415cm" svg:height="0.725cm" svg:x="11.259cm" svg:y="5.089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10.583cm" svg:y="6.558cm">
          <draw:text-box>
            <text:p><text:span text:style-name="T1">No</text:span></text:p>
          </draw:text-box>
        </draw:frame>
        <draw:custom-shape draw:style-name="gr1" draw:text-style-name="P2" xml:id="id18" draw:id="id18" draw:layer="layout" svg:width="2.795cm" svg:height="0.949cm" svg:x="6.439cm" svg:y="20.196cm">
          <text:p text:style-name="P1"><text:span text:style-name="T1">Reset 0=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line-skew="-3.072cm" svg:x1="7.374cm" svg:y1="19.253cm" svg:x2="7.349cm" svg:y2="7.717cm" draw:start-shape="id16" draw:start-glue-point="6" draw:end-shape="id8" draw:end-glue-point="6" svg:d="M7374 19253h-3599v-11536h3574">
          <text:p/>
        </draw:connector>
        <draw:connector draw:style-name="gr2" draw:text-style-name="P1" draw:layer="layout" svg:x1="7.818cm" svg:y1="19.634cm" svg:x2="7.837cm" svg:y2="20.196cm" draw:start-shape="id16" draw:start-glue-point="8" draw:end-shape="id18" draw:end-glue-point="5" svg:d="M7818 19634v281h19v281">
          <text:p/>
        </draw:connector>
        <draw:connector draw:style-name="gr2" draw:text-style-name="P1" draw:layer="layout" draw:line-skew="-0.26cm" svg:x1="7.399cm" svg:y1="22.148cm" svg:x2="2.433cm" svg:y2="5.831cm" draw:start-shape="id19" draw:start-glue-point="6" draw:end-shape="id3" draw:end-glue-point="6" svg:d="M7399 22148h-5728v-16317h762">
          <text:p/>
        </draw:connector>
        <draw:custom-shape draw:style-name="gr3" draw:text-style-name="P1" xml:id="id19" draw:id="id19" draw:layer="layout" svg:width="0.889cm" svg:height="0.762cm" svg:x="7.399cm" svg:y="21.767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7.837cm" svg:y1="21.145cm" svg:x2="7.843cm" svg:y2="21.767cm" draw:start-shape="id18" draw:start-glue-point="8" draw:end-shape="id19" draw:end-glue-point="4" svg:d="M7837 21145v311h6v311">
          <text:p/>
        </draw:connector>
        <draw:custom-shape draw:style-name="gr1" draw:text-style-name="P2" xml:id="id21" draw:id="id21" draw:layer="layout" svg:width="1.873cm" svg:height="1.248cm" svg:x="6.902cm" svg:y="25.191cm">
          <text:p text:style-name="P1"><text:span text:style-name="T1">Exit</text:span><text:span text:style-name="T1"><text:line-break/></text:span><text:span text:style-name="T1">REM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2" xml:id="id20" draw:id="id20" draw:layer="layout" svg:width="4.318cm" svg:height="1.098cm" svg:x="5.69cm" svg:y="23.393cm">
          <text:p text:style-name="P1"><text:span text:style-name="T1">Alarm.clock?</text:span></text:p>
          <text:p text:style-name="P1"><text:span text:style-name="T1">Reset 0=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7.843cm" svg:y1="22.529cm" svg:x2="7.849cm" svg:y2="23.393cm" draw:start-shape="id19" draw:start-glue-point="8" draw:end-shape="id20" draw:end-glue-point="5" svg:d="M7843 22529v432h6v432">
          <text:p/>
        </draw:connector>
        <draw:connector draw:style-name="gr2" draw:text-style-name="P1" draw:layer="layout" svg:x1="7.849cm" svg:y1="24.491cm" svg:x2="7.839cm" svg:y2="25.191cm" draw:start-shape="id20" draw:start-glue-point="8" draw:end-shape="id21" draw:end-glue-point="4" svg:d="M7849 24491v351h-10v349">
          <text:p/>
        </draw:connector>
        <draw:frame draw:style-name="gr5" draw:text-style-name="P3" draw:layer="layout" svg:width="1.644cm" svg:height="0.725cm" svg:x="2.174cm" svg:y="6.289cm">
          <draw:text-box>
            <text:p><text:span text:style-name="T1">Loop</text:span></text:p>
          </draw:text-box>
        </draw:frame>
        <draw:frame draw:style-name="gr5" draw:text-style-name="P3" draw:layer="layout" svg:width="1.644cm" svg:height="0.725cm" svg:x="7.055cm" svg:y="6.714cm">
          <draw:text-box>
            <text:p><text:span text:style-name="T1">Loop</text:span></text:p>
          </draw:text-box>
        </draw:frame>
        <draw:frame draw:style-name="gr5" draw:text-style-name="P3" draw:layer="layout" svg:width="1.644cm" svg:height="0.725cm" svg:x="8.088cm" svg:y="18.373cm">
          <draw:text-box>
            <text:p><text:span text:style-name="T1">Until</text:span></text:p>
          </draw:text-box>
        </draw:frame>
        <draw:frame draw:style-name="gr5" draw:text-style-name="P3" draw:layer="layout" svg:width="1.644cm" svg:height="0.725cm" svg:x="8.238cm" svg:y="21.695cm">
          <draw:text-box>
            <text:p><text:span text:style-name="T1">Until</text:span></text:p>
          </draw:text-box>
        </draw:frame>
        <draw:custom-shape draw:style-name="gr1" draw:text-style-name="P2" xml:id="id17" draw:id="id17" draw:layer="layout" svg:width="3.061cm" svg:height="2.485cm" draw:transform="skewX (-0.0225147473507226) rotate (-0.0141371669423383) translate (14.093cm 14.62cm)">
          <text:p text:style-name="P1"><text:span text:style-name="T1">Mode </text:span></text:p>
          <text:p text:style-name="P1"><text:span text:style-name="T1">Change or</text:span></text:p>
          <text:p text:style-name="P1"><text:span text:style-name="T1">sw1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22" draw:id="id22" draw:layer="layout" svg:width="2.885cm" svg:height="1.266cm" svg:x="17.737cm" svg:y="15.27cm">
          <text:p text:style-name="P1"><text:span text:style-name="T1">Reset 0=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7.163cm" svg:y1="15.909cm" svg:x2="18.097cm" svg:y2="15.903cm" draw:start-shape="id17" draw:start-glue-point="7" draw:end-shape="id22" draw:end-glue-point="9" svg:d="M17163 15909h292v-6h642">
          <text:p/>
        </draw:connector>
        <draw:frame draw:style-name="gr5" draw:text-style-name="P3" draw:layer="layout" svg:width="1.338cm" svg:height="0.725cm" svg:x="16.737cm" svg:y="15.15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14.369cm" svg:y="16.833cm">
          <draw:text-box>
            <text:p><text:span text:style-name="T1">No</text:span></text:p>
          </draw:text-box>
        </draw:frame>
        <draw:custom-shape draw:style-name="gr1" draw:text-style-name="P2" xml:id="id24" draw:id="id24" draw:layer="layout" svg:width="2.175cm" svg:height="1.569cm" draw:transform="skewX (-0.0228638132011214) rotate (-0.0141371669423383) translate (14.566cm 18.513cm)">
          <text:p text:style-name="P1"><text:span text:style-name="T1">alarm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6.748cm" svg:y1="19.33cm" svg:x2="18.086cm" svg:y2="19.329cm" draw:end-shape="id23" draw:end-glue-point="3" svg:d="M16748 19330h418v-1h920">
          <text:p/>
        </draw:connector>
        <draw:connector draw:style-name="gr2" draw:text-style-name="P1" xml:id="id25" draw:id="id25" draw:layer="layout" svg:x1="15.642cm" svg:y1="17.13cm" svg:x2="15.653cm" svg:y2="18.53cm" draw:start-shape="id17" draw:start-glue-point="6" draw:end-shape="id24" draw:end-glue-point="4" svg:d="M15642 17130v701h11v699">
          <text:p/>
        </draw:connector>
        <draw:frame draw:style-name="gr5" draw:text-style-name="P3" draw:layer="layout" svg:width="1.338cm" svg:height="0.725cm" svg:x="16.471cm" svg:y="18.725cm">
          <draw:text-box>
            <text:p><text:span text:style-name="T1">Yes</text:span></text:p>
          </draw:text-box>
        </draw:frame>
        <draw:frame draw:style-name="gr5" draw:text-style-name="P3" draw:layer="layout" svg:width="1.415cm" svg:height="0.725cm" svg:x="14.398cm" svg:y="20.017cm">
          <draw:text-box>
            <text:p><text:span text:style-name="T1">No</text:span></text:p>
          </draw:text-box>
        </draw:frame>
        <draw:connector draw:style-name="gr2" draw:text-style-name="P1" draw:layer="layout" draw:line-skew="-0.221cm" svg:x1="20.262cm" svg:y1="15.903cm" svg:x2="15.647cm" svg:y2="17.831cm" draw:start-shape="id22" draw:start-glue-point="6" draw:end-shape="id25" draw:end-glue-point="0" svg:d="M20262 15903h640v1928h-5255">
          <text:p/>
        </draw:connector>
        <draw:connector draw:style-name="gr2" draw:text-style-name="P1" draw:layer="layout" draw:line-skew="0.512cm 0.296cm" svg:x1="15.667cm" svg:y1="20.1cm" svg:x2="8.263cm" svg:y2="19.253cm" draw:start-shape="id24" draw:start-glue-point="6" draw:end-shape="id16" draw:end-glue-point="10" svg:d="M15667 20100v1026h-3956v-1873h-3448">
          <text:p/>
        </draw:connector>
        <draw:custom-shape draw:style-name="gr1" draw:text-style-name="P2" xml:id="id23" draw:id="id23" draw:layer="layout" svg:width="2.357cm" svg:height="1.301cm" svg:x="18.086cm" svg:y="18.679cm">
          <text:p text:style-name="P2">Dream</text:p>
          <text:p text:style-name="P2">Alarm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20.443cm" svg:y1="19.329cm" svg:x2="15.677cm" svg:y2="21.137cm" draw:start-shape="id23" draw:start-glue-point="1" svg:d="M20443 19329h501v1808h-52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lin </meta:initial-creator>
    <meta:creation-date>2016-05-25T21:09:49.83</meta:creation-date>
    <dc:date>2016-06-11T19:52:51.23</dc:date>
    <dc:creator>Franklin </dc:creator>
    <meta:editing-duration>PT2H6M11S</meta:editing-duration>
    <meta:editing-cycles>12</meta:editing-cycles>
    <meta:generator>OpenOffice/4.1.2$Win32 OpenOffice.org_project/412m3$Build-9782</meta:generator>
    <meta:document-statistic meta:object-count="71"/>
  </office:meta>
</office:document-meta>
</file>